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ARial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CHANGES 20051130</text:p>
      <text:p text:style-name="P1"/>
      <text:p text:style-name="P2"><text:span text:style-name="T1">TARGET</text:span><text:line-break/>x Add TargetGroup &amp; subgroup<text:line-break/>x Rename GenomicProject to Project &amp; add subgroup</text:p>
      <text:p text:style-name="P2">x Rename roles between Target &amp; Molecule to protein, nucleotides (otherMolecules), protTarget (moleculeTarget) &amp; nucTarget.<text:line-break/>x Add link between Annotation and Project (waiting the AppDataUrl class)<text:line-break/>x change mandatory attr localName to non mandatory<text:line-break/>x change NaturalSource.ncbiTaxonomyId to non mandatory</text:p>
      <text:p text:style-name="P2">x New TargetStatus &amp; add link to Status</text:p>
      <text:p text:style-name="P2">x Add attr TargetStatus.details for additional remarks</text:p>
      <text:p text:style-name="P2"><text:line-break/><text:line-break/><text:span text:style-name="T1">PROTOCOL</text:span><text:line-break/>x Add output sample categories</text:p>
      <text:p text:style-name="P3">x Add role in Material too, text not enumeration. </text:p>
      <text:p text:style-name="P3">x Add link between InputSample &amp; Materiel not mandatory. conformTo / conforming.</text:p>
      <text:p text:style-name="P2"><text:line-break/></text:p>
      <text:p text:style-name="P2"><text:span text:style-name="T1">EXPERIMENT </text:span></text:p>
      <text:p text:style-name="P2">x Add one-to-many mandatory link to ExperimentType and remove Experiment.experimentType</text:p>
      <text:p text:style-name="P2">x remove experimentType attr in ImportSample</text:p>
      <text:p text:style-name="P2"><text:line-break/><text:span text:style-name="T1">SAMPLE</text:span></text:p>
      <text:p text:style-name="P4"><text:span text:style-name="T2">x </text:span><text:span text:style-name="T2">Change link name between AbstractSample &amp; SampleCategory to sampleCategories.</text:span><text:span text:style-name="T3"><text:line-break/>x Change default amount unit for volume: m3 to L</text:span></text:p>
      <text:p text:style-name="Standard"><text:span text:style-name="T4">x change default concentration unit for mol/m3 to M.<text:line-break/>x Add mandatory link between AbstractSample &amp; SampleCategory to avoid sample without a sample category. 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16T10:30:31</meta:creation-date>
    <dc:date>2005-11-30T19:38:47</dc:date>
    <dc:language>en-US</dc:language>
    <meta:editing-cycles>80</meta:editing-cycles>
    <meta:editing-duration>PT13H54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56" meta:character-count="1115"/>
  </office:meta>
</office:document-meta>
</file>